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ionErrors.fail( String message , @ Nullable Object expected , @ Nullable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Errors.assertNotNull( String message , @ Nullable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Errors.fail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Errors.assertTrue( String message , boolean cond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ionErrors.assertFalse( String message , boolean cond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ionErrors.assertEquals( String message , @ Nullable Object expected , @ Nullable Object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ionErrors.assertNotEquals( String message , @ Nullable Object expected , @ Nullable Object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ionErrors.assertNull( String message , @ Nullable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